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80f5" officeooo:paragraph-rsid="000380f5"/>
    </style:style>
    <style:style style:name="P2" style:family="paragraph" style:parent-style-name="Standard">
      <style:paragraph-properties fo:text-align="center" style:justify-single-word="false"/>
      <style:text-properties officeooo:rsid="000380f5" officeooo:paragraph-rsid="000380f5"/>
    </style:style>
    <style:style style:name="P3" style:family="paragraph" style:parent-style-name="Standard">
      <style:text-properties fo:font-style="italic" officeooo:rsid="000380f5" officeooo:paragraph-rsid="000380f5" style:font-style-asian="italic" style:font-style-complex="italic"/>
    </style:style>
    <style:style style:name="P4" style:family="paragraph" style:parent-style-name="Standard">
      <style:text-properties officeooo:rsid="00040d52" officeooo:paragraph-rsid="00040d52"/>
    </style:style>
    <style:style style:name="P5" style:family="paragraph" style:parent-style-name="Standard">
      <style:text-properties officeooo:rsid="0005de82" officeooo:paragraph-rsid="0005de82"/>
    </style:style>
    <style:style style:name="P6" style:family="paragraph" style:parent-style-name="Standard">
      <style:text-properties officeooo:rsid="0007b29b" officeooo:paragraph-rsid="0007b29b"/>
    </style:style>
    <style:style style:name="P7" style:family="paragraph" style:parent-style-name="Standard">
      <style:text-properties officeooo:rsid="00092e22" officeooo:paragraph-rsid="00092e22"/>
    </style:style>
    <style:style style:name="P8" style:family="paragraph" style:parent-style-name="Heading_20_3">
      <style:paragraph-properties fo:break-before="page"/>
    </style:style>
    <style:style style:name="T1" style:family="text">
      <style:text-properties officeooo:rsid="000380f5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5de82"/>
    </style:style>
    <style:style style:name="T6" style:family="text">
      <style:text-properties officeooo:rsid="0007b29b"/>
    </style:style>
    <style:style style:name="T7" style:family="text">
      <style:text-properties officeooo:rsid="00092e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en Language<text:span text:style-name="T1">s</text:span></text:p>
      <text:p text:style-name="P2">by Sven Nilsen, 2021</text:p>
      <text:p text:style-name="P1"/>
      <text:p text:style-name="P3">In this paper I introduce a simplified domain specific language that resembles the philosophy of Zen.</text:p>
      <text:p text:style-name="P1"/>
      <text:p text:style-name="P1">Zen<text:span text:style-name="T3"><text:reference-ref text:reference-format="text" text:ref-name="zen">[1]</text:reference-ref></text:span> is a school of thought within Buddhism that has a large impact on Eastern philosophy and which ideas were popularized in Western philosophy in previous century.</text:p>
      <text:p text:style-name="P1"/>
      <text:p text:style-name="P4">As a researcher of mathematical languages, I try to both grasp the ideas in philosophy but also capture some of their structure as mathematical objects. I have previously related Zen philosophy to rationality in the form of higher order utility<text:span text:style-name="T3"><text:reference-ref text:reference-format="text" text:ref-name="zen rationality">[2]</text:reference-ref></text:span>. Here I will try to construct a simple category<text:span text:style-name="T3"><text:reference-ref text:reference-format="text" text:ref-name="category theory">[3]</text:reference-ref></text:span><text:span text:style-name="T4">-like domain specific language</text:span> that uses the power set operation as semantical building block.</text:p>
      <text:p text:style-name="P4"/>
      <text:p text:style-name="P4"><text:tab/>mem<text:tab/><text:tab/>membership morphism</text:p>
      <text:p text:style-name="P4"><text:tab/>pow<text:tab/><text:tab/>power set morphism</text:p>
      <text:p text:style-name="P4"><text:tab/>id<text:tab/><text:tab/>identity morphism</text:p>
      <text:p text:style-name="P4"><text:tab/>.<text:tab/><text:tab/><text:span text:style-name="T5">composition operator</text:span></text:p>
      <text:p text:style-name="P4"/>
      <text:p text:style-name="P5">Zen languages are of the following form:</text:p>
      <text:p text:style-name="P5"/>
      <text:p text:style-name="P5"><text:tab/>mem<text:span text:style-name="T3">N</text:span> . pow<text:span text:style-name="T3">N</text:span></text:p>
      <text:p text:style-name="P5"/>
      <text:p text:style-name="P5">Where `N` is a natural number.</text:p>
      <text:p text:style-name="P5"/>
      <text:p text:style-name="P5">For example:</text:p>
      <text:p text:style-name="P5"/>
      <text:p text:style-name="P5"><text:tab/>id<text:tab/><text:tab/><text:tab/><text:tab/>N = 0<text:tab/><text:tab/>identity</text:p>
      <text:p text:style-name="P5"><text:tab/>mem . <text:span text:style-name="T7">p</text:span>ow<text:tab/><text:tab/><text:tab/>N = 1<text:tab/><text:tab/>subset</text:p>
      <text:p text:style-name="P5"><text:tab/>mem<text:span text:style-name="T3">2</text:span> . pow<text:span text:style-name="T3">2</text:span><text:tab/><text:tab/><text:tab/>N = 2<text:tab/><text:tab/><text:span text:style-name="T6">construction</text:span></text:p>
      <text:p text:style-name="P5"><text:tab/>mem<text:span text:style-name="T3">3</text:span> . pow<text:span text:style-name="T3">3</text:span><text:tab/><text:tab/><text:tab/>N = 3<text:tab/><text:tab/>design</text:p>
      <text:p text:style-name="P5"/>
      <text:p text:style-name="P5">A power set contains every possible set of some original set.</text:p>
      <text:p text:style-name="P5">A subset `A` of some set `B` is necessarily a member of the power set of `B`.</text:p>
      <text:p text:style-name="P5">Therefore, in Zen language `N = 1` one talks about how objects are part of other objects.</text:p>
      <text:p text:style-name="P5"/>
      <text:p text:style-name="P5">A power set of a power set of some original set contains every subset of the original’s power set.</text:p>
      <text:p text:style-name="P5">A constraint `A` of some set `B` <text:span text:style-name="T6">is necessarily a member of the power set of the power set of `B`.</text:span></text:p>
      <text:p text:style-name="P6">When `B` is a subset of the constraint `A`, this is a proof that `B` is a solution.</text:p>
      <text:p text:style-name="P6">Hence, `B` is a constructive proof of the constraint `A`, which can be thought of as a type.</text:p>
      <text:p text:style-name="P6">Therefore, in Zen language `N = 2` one talks about how objects are proofs of other objects.</text:p>
      <text:p text:style-name="P6"/>
      <text:p text:style-name="P6">When talking about design, one is taking one step further, where `N = 3`.</text:p>
      <text:p text:style-name="P6">This is because real world feedback is used to improve the language of constraints.</text:p>
      <text:p text:style-name="P7">The design of language determines which constraints that are possible to express.</text:p>
      <text:p text:style-name="P7">Therefore, in Zen language `N = 3` one talks about how objects are expressed in terms of other objects.</text:p>
      <text:h text:style-name="P8" text:outline-level="3">References:</text:h>
      <text:p text:style-name="P1"/>
      <text:p text:style-name="P1"><text:reference-mark-start text:name="zen"/>[1]<text:reference-mark-end text:name="zen"/><text:tab/>“Zen”</text:p>
      <text:p text:style-name="P1"><text:tab/>Wikipedia</text:p>
      <text:p text:style-name="P1"><text:tab/><text:a xlink:type="simple" xlink:href="https://en.wikipedia.org/wiki/Zen" text:style-name="Internet_20_link" text:visited-style-name="Visited_20_Internet_20_Link"><text:span text:style-name="T2">https://en.wikipedia.org/wiki/Zen</text:span></text:a></text:p>
      <text:p text:style-name="P1"/>
      <text:p text:style-name="P4"><text:reference-mark-start text:name="zen rationality"/>[2]<text:reference-mark-end text:name="zen rationality"/><text:tab/>“Zen Rationality”</text:p>
      <text:p text:style-name="P4"><text:tab/>Sven Nilsen, 2018</text:p>
      <text:p text:style-name="P4"><text:tab/><text:a xlink:type="simple" xlink:href="https://github.com/advancedresearch/path_semantics/blob/master/papers-wip/zen-rationality.pdf" text:style-name="Internet_20_link" text:visited-style-name="Visited_20_Internet_20_Link"><text:span text:style-name="T2">https://github.com/advancedresearch/path_semantics/blob/master/papers-wip/zen-rationality.pdf</text:span></text:a></text:p>
      <text:p text:style-name="P4"/>
      <text:p text:style-name="P4"><text:reference-mark-start text:name="category theory"/>[3]<text:reference-mark-end text:name="category theory"/><text:tab/>“Category theory”</text:p>
      <text:p text:style-name="P4"><text:tab/>Wikipedia</text:p>
      <text:p text:style-name="P4"><text:tab/><text:a xlink:type="simple" xlink:href="https://en.wikipedia.org/wiki/Category_theory" text:style-name="Internet_20_link" text:visited-style-name="Visited_20_Internet_20_Link"><text:span text:style-name="T2">https://en.wikipedia.org/wiki/Category_theory</text:span></text:a></text:p>
      <text:p text:style-name="P4"/>
      <text:p text:style-name="P4"><text:reference-mark-start text:name="power set"/>[4]<text:reference-mark-end text:name="power set"/><text:tab/>“Power set”</text:p>
      <text:p text:style-name="P4"><text:tab/>Wikipedia</text:p>
      <text:p text:style-name="P4"><text:tab/><text:a xlink:type="simple" xlink:href="https://en.wikipedia.org/wiki/Power_set" text:style-name="Internet_20_link" text:visited-style-name="Visited_20_Internet_20_Link"><text:span text:style-name="T2">https://en.wikipedia.org/wiki/Power_set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22:20:13.111439000</meta:creation-date>
    <dc:date>2021-09-22T23:07:02.746967000</dc:date>
    <meta:editing-duration>PT5M48S</meta:editing-duration>
    <meta:editing-cycles>1</meta:editing-cycles>
    <meta:document-statistic meta:table-count="0" meta:image-count="0" meta:object-count="0" meta:page-count="2" meta:paragraph-count="42" meta:word-count="387" meta:character-count="2360" meta:non-whitespace-character-count="1981"/>
    <meta:generator>LibreOffice/5.1.2.2$MacOSX_X86_64 LibreOffice_project/d3bf12ecb743fc0d20e0be0c58ca359301eb705f</meta:generator>
  </office:meta>
</office:document-meta>
</file>